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19a" officeooo:paragraph-rsid="001201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</text:p>
      <text:p text:style-name="P1"/>
      <text:p text:style-name="P1">Tamsyn Ste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21:10.310967082</meta:creation-date>
    <dc:date>2020-09-10T14:21:45.921145738</dc:date>
    <meta:editing-duration>PT36S</meta:editing-duration>
    <meta:editing-cycles>1</meta:editing-cycles>
    <meta:generator>LibreOffice/6.4.2.2$Linux_X86_64 LibreOffice_project/40$Build-2</meta:generator>
    <meta:document-statistic meta:table-count="0" meta:image-count="0" meta:object-count="0" meta:page-count="1" meta:paragraph-count="2" meta:word-count="3" meta:character-count="14" meta:non-whitespace-character-count="13"/>
  </office:meta>
</office:document-meta>
</file>